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 Cruz e a Glória</text:p>
      <text:p text:style-name="Author">E. H. CHATER</text:p>
      <text:p text:style-name="Date"/>
      <text:p text:style-name="First_20_paragraph">No Novo Testamento Deus nos revelou duas verdades maravilhosas - a cruz e a glória de nosso Senhor Jesus Cristo. Que assunto solene e bendito para ocupar nosso coração - a morte do Filho de Deus sobre a cruz do Calvário neste mundo, e Sua glorificação à mão direita da Majestade nas alturas. Quão pouco nossas almas penetram nestas coisas tão preciosas, embora a glória de Deus e o destino eterno de toda a raça de Adão dependam delas. Sem a morte de Cristo não teria havido salvação; sem a ressurreição, a Sua morte teria sido em vão.</text:p>
      <text:p text:style-name="Text_20_body">A morte de Cristo foi o ato voluntário de um Homem santo, perfeito e sem pecado. A morte não tinha poder sobre Ele pois a morte é o salário do pecado, e nEle não há pecado (<text:a xlink:type="simple" xlink:href="http://bibliaonline.com.br/acf/1jo/3/5" text:style-name="Internet_20_link" text:visited-style-name="Visited_20_Internet_20_Link"><text:span text:style-name="Definition">1 João 3:5</text:span></text:a>). E a morte é o poder de Satanás (<text:a xlink:type="simple" xlink:href="http://bibliaonline.com.br/acf/hb/2/14" text:style-name="Internet_20_link" text:visited-style-name="Visited_20_Internet_20_Link"><text:span text:style-name="Definition">Hebreus 2:14</text:span></text:a> Versão Almeida Atualizada), mas Satanás não tinha poder algum sobre Ele. "Se aproxima o príncipe deste mundo, e nada tem em Mim" (<text:a xlink:type="simple" xlink:href="http://bibliaonline.com.br/acf/jo/14/30" text:style-name="Internet_20_link" text:visited-style-name="Visited_20_Internet_20_Link"><text:span text:style-name="Definition">João 14:30</text:span></text:a>). Jesus entregou Sua vida para a glória do Pai, para a salvação do que era Seu, e para a redenção da criação. O fundamento de tudo isso foi perfeitamente embasado em Sua morte. Deus foi infinitamente glorificado, e o juízo pelo pecado foi carregado pelo Santo de Deus. Ele clamou, "Está consumado!", e entregou o espírito.</text:p>
      <text:p text:style-name="Text_20_body">Se, no entanto, tudo terminasse ali, a cruz demonstraria tão somente que o homem manifestou sua própria vontade contra o Cristo de Deus, e Satanás teria tido a vitória. Mas onde está o Senhor agora? Ele foi colocado na sepultura, porém Deus O ressuscitou de entre os mortos, e Lhe deu glória. A maior vitória do inimigo provou ser a sua maior derrota. A cruz está vazia, a sepultura está vazia, e Cristo está ressuscitado! A ressurreição de Cristo é o triunfo completo e eterno sobre todo o poder do inimigo. Toda a questão de pecado, pecados, Satanás, morte, julgamento e inferno, encontrou resposta na cruz. A ressurreição é o testemunho de Deus para todo o universo do fato que os Seus santos requisitos foram todos perfeitamente satisfeitos, de uma vez para sempre, e que Ele Se encontra infinitamente glorificado na obra de Seu Filho. Ele exaltou, à Sua destra, o bendito Homem que fez tal obra. Aquele que foi crucificado é agora Aquele que está glorificado. A cruz foi trocada pelo trono. Jesus foi feito ambos: Senhor e Cristo. Bem cedo, toda criatura inteligente celebrará o Seu louvor e O reconhecerá por digno como Homem em Seu lugar exaltado.</text:p>
      <text:p text:style-name="Text_20_body">Nunca devemos separar a glória da cruz. Se me ocupar somente com Cristo na cruz, e com minha morte com Ele ali, ficarei muito aquém de desfrutar a bênção e o privilégio que me pertencem como cristão. Se me encontrar ocupado com Cristo na glória, e com minha associação com Ele ali, e esquecer-me da cruz, irei me tornar altivo, e tanto meu andar como minha maneira de ser ficarão fora da realidade. O conhecimento do evangelho da glória de Cristo envolve a responsabilidade correspondente. Se Cristo, o Amado na glória, for a medida de minha aceitação diante de Deus, Cristo, e Cristo somente, será o padrão e o modelo para meu andar e para meu proceder. Que Deus possa, em Sua rica graça, nos capacitar a penetrarmos mais e mais na maravilhosa posição que temos diante de Deus, e a andarmos, em nossa vida e circunstâncias diárias, de modo digno de nosso elevado chamamento, até que contemplemos nosso Salvador <text:soft-page-break/>face a face.</text:p>
      <text:p text:style-name="Text_20_body">E.H.Chater</text:p>
      <text:p text:style-name="Text_20_body">Christian Truth Dez:8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 Cruz e a Glória</dc:title>
    <dc:date>2018-07-11T22:41:54.857858454</dc:date>
    <meta:editing-duration>PT2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9" meta:word-count="603" meta:character-count="3370" meta:non-whitespace-character-count="2775"/>
  </office:meta>
</office:document-meta>
</file>